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2"/>
    <style:style style:name="P2" style:family="paragraph" style:parent-style-name="List_20_Paragraph">
      <style:paragraph-properties fo:margin-left="0cm" fo:margin-right="0cm" fo:text-indent="0cm" style:auto-text-indent="false"/>
    </style:style>
    <style:style style:name="P3" style:family="paragraph" style:parent-style-name="List_20_Paragraph" style:list-style-name="WWNum3"/>
    <style:style style:name="P4" style:family="paragraph" style:parent-style-name="Standard">
      <style:paragraph-properties fo:margin-left="1.249cm" fo:margin-right="0cm" fo:text-indent="0cm"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Regelwerk</text:p>
      <text:p text:style-name="Standard"/>
      <text:list xml:id="list2455283645" text:style-name="WWNum2">
        <text:list-item>
          <text:list>
            <text:list-item>
              <text:p text:style-name="P1">Eigenschaften</text:p>
            </text:list-item>
          </text:list>
        </text:list-item>
      </text:list>
      <text:p text:style-name="Standard">Die Grundlage eines Charakters in ‚SimplyFight‘ sind seine Eigenschaften. Diese teilen sich auf in 6 Kategorien:</text:p>
      <text:p text:style-name="Standard"><text:span text:style-name="T1">Stärke, Geschicklichkeit, Ausdauer, Intelligenz, Willenskraft, Charisma</text:span></text:p>
      <text:p text:style-name="Standard">Die einzelnen Eigenschaften repräsentieren die körperlichen, geistigen und sozialen Kompetenzen eines Charakters. Die Eigenschaften diesen in der Regel als Basis für Fähigkeiten und entscheiden über den Erfolg/Misserfolg einer Probe auf diese.</text:p>
      <text:p text:style-name="Standard">Soll eine Aktion ausgeführt werden, die durch keine Fähigkeit abgedeckt wird, kann im realen Maße ein Eigenschaftswert verwendet werden. In einem solchen Fall gibt es allerdings keine kritischen Erfolge.</text:p>
      <text:list xml:id="list153454001855769" text:continue-numbering="true" text:style-name="WWNum2">
        <text:list-item>
          <text:list>
            <text:list-item>
              <text:list>
                <text:list-item>
                  <text:p text:style-name="P1">Stärke</text:p>
                </text:list-item>
              </text:list>
            </text:list-item>
          </text:list>
        </text:list-item>
      </text:list>
      <text:p text:style-name="List_20_Paragraph">Diese Eigenschaft beschreibt die körperliche Stärke eines Charakters. Dies umfasst z.B. das Tragen von schweren Dingen, ziehen bestimmter Dinge oder ähnliches.</text:p>
      <text:list xml:id="list153454598182965" text:continue-numbering="true" text:style-name="WWNum2">
        <text:list-item>
          <text:list>
            <text:list-item>
              <text:list>
                <text:list-item>
                  <text:p text:style-name="P1">Geschicklichkeit</text:p>
                </text:list-item>
              </text:list>
            </text:list-item>
          </text:list>
        </text:list-item>
      </text:list>
      <text:p text:style-name="List_20_Paragraph">Geschicklichkeit beschreibt, wie geschickt ein Charakter ist. Die bezieht sich vor allem auf Fingerfertigkeiten wie Taschendiebstahl oder präzise arbeiten.</text:p>
      <text:list xml:id="list153455028520545" text:continue-numbering="true" text:style-name="WWNum2">
        <text:list-item>
          <text:list>
            <text:list-item>
              <text:list>
                <text:list-item>
                  <text:p text:style-name="P1">Ausdauer</text:p>
                </text:list-item>
              </text:list>
            </text:list-item>
          </text:list>
        </text:list-item>
      </text:list>
      <text:p text:style-name="List_20_Paragraph">Die Ausdauer beschreibt wie ausdauernd ein Charakter ist. Dies umfasst sowohl die körperliche Ausdauer als auch die Geistige, also Geduld. Dies findet Anwendung bei kontinuierlichen Aufgaben und ist eher als Assistenzeigenschaft zu sehen.</text:p>
      <text:list xml:id="list153454693674443" text:continue-numbering="true" text:style-name="WWNum2">
        <text:list-item>
          <text:list>
            <text:list-item>
              <text:list>
                <text:list-item>
                  <text:p text:style-name="P1">Intelligenz</text:p>
                </text:list-item>
              </text:list>
            </text:list-item>
          </text:list>
        </text:list-item>
      </text:list>
      <text:p text:style-name="List_20_Paragraph">Intelligenz beschreibt die geistige Reife eines Charakters und wird bei eben solchen Fähigkeiten eingesetzt. Darunter Falle auch Proben auf Wissen (Gassenkunde, Tierkunde...)</text:p>
      <text:list xml:id="list153455107043241" text:continue-numbering="true" text:style-name="WWNum2">
        <text:list-item>
          <text:list>
            <text:list-item>
              <text:list>
                <text:list-item>
                  <text:p text:style-name="P1">Willenskraft</text:p>
                </text:list-item>
              </text:list>
            </text:list-item>
          </text:list>
        </text:list-item>
      </text:list>
      <text:p text:style-name="List_20_Paragraph">Willenskraft spiegelt die geistige Ausdauer wieder und kommt meist im Zusammenhang mit Resistenzen zum Tragen. So wird dies z.B. eingesetzt, um einer Ohnmacht oder einem Furchteffekt zu widerstehen.</text:p>
      <text:list xml:id="list153453822832516" text:continue-numbering="true" text:style-name="WWNum2">
        <text:list-item>
          <text:list>
            <text:list-item>
              <text:list>
                <text:list-item>
                  <text:p text:style-name="P1">Charisma</text:p>
                </text:list-item>
              </text:list>
            </text:list-item>
          </text:list>
        </text:list-item>
      </text:list>
      <text:p text:style-name="List_20_Paragraph">Charisma ist DIE soziale Eigenschaft. Wie schon zu erahnen wird diese verwendet, um mit NPCs zu interagieren und ermöglich ein erfolgreiches Lügen, Betrögen oder ähnliches.</text:p>
      <text:p text:style-name="List_20_Paragraph"/>
      <text:list xml:id="list153453759233084" text:continue-numbering="true" text:style-name="WWNum2">
        <text:list-item>
          <text:list>
            <text:list-item>
              <text:p text:style-name="P1">Proben-Bonus</text:p>
            </text:list-item>
          </text:list>
        </text:list-item>
      </text:list>
      <text:p text:style-name="P2"/>
      <text:p text:style-name="P2">Eine Eigenschaft bietet im Falle einer Fähigkeitsprobe einen zusätzlichen Bonus. Dieser lässt sich berechnen, indem der jeweilige Eigenschaftswert durch 5 geteilt wird. Wird eine Fähigkeitsprobe durchgeführt, die zu einer Eigenschaft passt, kann dieser Bonus verwendet werden. Der Bonus wird in jedem Fall kaufmännisch abgerundet.</text:p>
      <text:p text:style-name="Standard"/>
      <text:p text:style-name="List_20_Paragraph"/>
      <text:list xml:id="list317584084" text:style-name="WWNum3">
        <text:list-item>
          <text:list>
            <text:list-item>
              <text:p text:style-name="P3">Fähigkeiten</text:p>
            </text:list-item>
          </text:list>
        </text:list-item>
      </text:list>
      <text:p text:style-name="Standard"><text:soft-page-break/>Fähigkeiten sind explizite Aktionen, die ein Charakter gelernt oder gemeistert hat. Diese prägen den Charakter hinsichtlich seiner Spezialisierung und sind meist ausschlaggebend über das, was ein Charakter wirklich kann. Es ist immer ratsam eine passende Fähigkeit zur Hand zu haben.</text:p>
      <text:p text:style-name="Standard">Eine Fähigkeit lässt sich in der Regel immer einer Eigenschaft zuordnen und profitiert im Falle einer Probe vom Eigenschaftswert. Das heißt, dass der Eigenschaftswert dem Fähigkeitswert im Falle einer Probe gutgeschrieben werden kann. Dabei ist zu beachten, dass die relevante Eigenschaft je nach Situation und Einfallsreichtum der Spieler variieren kann. Klettert ein Spiel z.B. einen Steilhang hinauf wäre die richtige Eigenschaft eher Stärke, wo hingegen das Hinabklettern an einem Seil mit der Richtigen Begründung auch unter Geschicklichkeit geführt werden kann.</text:p>
      <text:list xml:id="list153453725826365" text:continue-numbering="true" text:style-name="WWNum3">
        <text:list-item>
          <text:list>
            <text:list-item>
              <text:p text:style-name="P3">Fähigkeitsprobe</text:p>
            </text:list-item>
          </text:list>
        </text:list-item>
      </text:list>
      <text:p text:style-name="Standard">Bei einer Fähigkeitsprobe wird immer auf den Basiswert einer Fähigkeit + Eigenschaftsboni geworfen.<text:line-break/>Dabei gilt es den Wert zu unterbieten oder gleich zu ziehen. Dazu kann es sein das eine Probe durch bestimmte Umweltfaktoren vereinfacht oder erschwert wird, Dieser wird dann einfach zur Zielsumme hinzuaddiert.</text:p>
      <text:list xml:id="list153454725414102" text:continue-numbering="true" text:style-name="WWNum3">
        <text:list-item>
          <text:list>
            <text:list-item>
              <text:list>
                <text:list-item>
                  <text:p text:style-name="P3">Beispiel</text:p>
                </text:list-item>
              </text:list>
            </text:list-item>
          </text:list>
        </text:list-item>
      </text:list>
      <text:p text:style-name="List_20_Paragraph"/>
      <text:p text:style-name="List_20_Paragraph">Max hat einen Fähigkeitswert von 45 auf Klettern. Die dazu gültige Eigenschaft ist in seiner Situation Stärke. Seine Stärke Eigenschaft liegt bei einem Basiswert von 31 und gibt ihm somit einen Bonus von (31 / 5 = 6,2 = <text:span text:style-name="T2">6</text:span>). Somit ist die Probe erfolgreich, wenn Max eine 51 (45 + 6) oder weniger wirft.</text:p>
      <text:p text:style-name="Standard"/>
      <text:list xml:id="list153453911723209" text:continue-numbering="true" text:style-name="WWNum3">
        <text:list-item>
          <text:list>
            <text:list-item>
              <text:p text:style-name="P3">Kritische Ergebnisse</text:p>
            </text:list-item>
          </text:list>
        </text:list-item>
      </text:list>
      <text:p text:style-name="Standard">Bei einer Fähigkeitsprobe ist es möglich diese kritisch zu bestehen oder zu verpatzen. Dies ruft automatisch das best- oder schlechtmöglichste Ergebnis hervor. Um ein kritisches Ergebnis zu erzielen, muss das Würfel Ergebnis im kritischen Bereich liegen. Dieser ergibt sich aus dem Fähigkeitsbasiswert und der Kritischen Trefferchance.</text:p>
      <text:p text:style-name="Standard">Der Kritische Basiswert entspricht hierbei dem Fähigkeitsbasiswert geteilt durch 10 (abrunden). Um nun einen kritischen Erfolg zu erzielen nimmt man den Kritischen Basiswert und addiert die kritische Trefferchance. Um einen Kritischen Misserfolg zu erzielen nimmt man den Wert 90, addiert den kritischen Basiswert und zusätzlich die kritische Trefferchance.</text:p>
      <text:list xml:id="list153455350997287" text:continue-numbering="true" text:style-name="WWNum3">
        <text:list-item>
          <text:list>
            <text:list-item>
              <text:list>
                <text:list-item>
                  <text:p text:style-name="P3">Beispiel 1</text:p>
                </text:list-item>
              </text:list>
            </text:list-item>
          </text:list>
        </text:list-item>
      </text:list>
      <text:p text:style-name="List_20_Paragraph"/>
      <text:p text:style-name="List_20_Paragraph">Kritische Trefferchance: 2</text:p>
      <text:p text:style-name="List_20_Paragraph">Fähigkeitsbasiswert: 33</text:p>
      <text:p text:style-name="List_20_Paragraph">Kritischer Basiswert: 3,3 = <text:span text:style-name="T2">3</text:span></text:p>
      <text:p text:style-name="List_20_Paragraph"/>
      <text:p text:style-name="List_20_Paragraph">Kritischer Erfolgsbereich: 3 + 2 = 5</text:p>
      <text:p text:style-name="List_20_Paragraph">Somit kritisch bei 0 bis 5</text:p>
      <text:p text:style-name="List_20_Paragraph"/>
      <text:p text:style-name="List_20_Paragraph">Kritischer Misserfolgsbereich: 90 + 3 + 2 = 95</text:p>
      <text:p text:style-name="List_20_Paragraph">Somit kritisch bei: 95 bis 100</text:p>
      <text:p text:style-name="List_20_Paragraph"/>
      <text:list xml:id="list153455056525435" text:continue-numbering="true" text:style-name="WWNum3">
        <text:list-item>
          <text:list>
            <text:list-item>
              <text:list>
                <text:list-item>
                  <text:p text:style-name="P3">Beispiel 2</text:p>
                </text:list-item>
              </text:list>
            </text:list-item>
          </text:list>
        </text:list-item>
      </text:list>
      <text:p text:style-name="List_20_Paragraph"/>
      <text:p text:style-name="List_20_Paragraph"><text:soft-page-break/>Kritische Trefferchance: 3</text:p>
      <text:p text:style-name="List_20_Paragraph">Fähigkeitsbasiswert: 73</text:p>
      <text:p text:style-name="List_20_Paragraph">Kritischer Basiswert: 7,3 = <text:span text:style-name="T2">7</text:span></text:p>
      <text:p text:style-name="List_20_Paragraph"/>
      <text:p text:style-name="List_20_Paragraph">Kritischer Erfolgsbereich: 7 + 3 = 10</text:p>
      <text:p text:style-name="List_20_Paragraph">Somit kritisch bei 0 bis 10</text:p>
      <text:p text:style-name="List_20_Paragraph"/>
      <text:p text:style-name="List_20_Paragraph">Kritischer Misserfolgsbereich: 90 + 7 + 3</text:p>
      <text:p text:style-name="List_20_Paragraph">Somit kritisch nur bei: 100</text:p>
      <text:p text:style-name="Standard"/>
      <text:list xml:id="list153454375678397" text:continue-numbering="true" text:style-name="WWNum3">
        <text:list-item>
          <text:p text:style-name="P3">Charaktererschaffung</text:p>
        </text:list-item>
      </text:list>
      <text:p text:style-name="Standard">Jeder Charakter startet sein Dasein mit 400 Erfahrungspunkten. Diese werden im nachfolgenden auf Eigenschaften, Fähigkeiten, Werte und Boni verteilt.</text:p>
      <text:list xml:id="list153455012955595" text:continue-numbering="true" text:style-name="WWNum3">
        <text:list-item>
          <text:list>
            <text:list-item>
              <text:p text:style-name="P3">Vor- und Nachteile</text:p>
            </text:list-item>
          </text:list>
        </text:list-item>
      </text:list>
      <text:p text:style-name="Standard">Charaktere sind in ihrem sein verschieden. Dies spiegelt sich auch durch verschiedene Vor- und Nachteile wieder. In Abstimmung mit dem Spielleiter können Spieler ihrem Charakter Vor- und/oder Nachteile verpassen. Dabei kosten Vorteile in der Regel Erfahrungspunkte wo hingegen Nachteile Erfahrungspunkte gewähren.</text:p>
      <text:p text:style-name="Standard">Es ist zu beachten, dass Spieler versuchen sollten ihre Vorteile aber vor allem ihre Nachteile auszuspielen und diese nicht nur wählen sollten um Erfahrungspunkte zu bekommen.</text:p>
      <text:list xml:id="list153455692549950" text:continue-numbering="true" text:style-name="WWNum3">
        <text:list-item>
          <text:list>
            <text:list-item>
              <text:p text:style-name="P3">Fähigkeiten und Werte verbessern</text:p>
            </text:list-item>
          </text:list>
        </text:list-item>
      </text:list>
      <text:p text:style-name="Standard">Zunächst sollten die vorhandenen Erfahrungspunkte auf Fertigkeiten und Werte aufgeteilt werden. Dabei ist zu beachten, dass ein Fähigkeitswert nicht über 100 steigen kann. Dabei ist es sinnvoll möglichst viele Fähigkeiten auf über 30 oder sogar 70 zu steigern, um wertvolle Eigenschaft-Punkte zu erhalten (später mehr).</text:p>
      <text:p text:style-name="Standard">Neben den Fähigkeiten kann ein Spieler auch die Lebenspunkte oder die Kritische Trefferchance seines Charakters anheben.</text:p>
      <text:p text:style-name="Standard">Einzelheiten dazu finden sich weiter unten.</text:p>
      <text:list xml:id="list153454935861805" text:continue-numbering="true" text:style-name="WWNum3">
        <text:list-item>
          <text:list>
            <text:list-item>
              <text:p text:style-name="P3">Eigenschaft-Punkte</text:p>
            </text:list-item>
          </text:list>
        </text:list-item>
      </text:list>
      <text:p text:style-name="Standard">Wenn die Erfahrungspunkte soweit aufgeteilt wurden, werden diese kontrolliert und anhand der Eigenschaft-Punkte Regel die Eigenschaft-Punkte ermittelt.</text:p>
      <text:p text:style-name="Standard">Bevor nun die Eigenschaft-Punkte verteilt werden können die restlichen Erfahrungspunkte genutzt werden, um Eigenschaften zu erhöhen. Ist das nicht mehr der Fall können die erworbenen Eigenschaft-Punkte nun verteilt werden.</text:p>
      <text:list xml:id="list153455237490161" text:continue-numbering="true" text:style-name="WWNum3">
        <text:list-item>
          <text:p text:style-name="P3">Weitere Werte</text:p>
        </text:list-item>
      </text:list>
      <text:p text:style-name="List_20_Paragraph"/>
      <text:list xml:id="list153454280627263" text:continue-numbering="true" text:style-name="WWNum3">
        <text:list-item>
          <text:list>
            <text:list-item>
              <text:p text:style-name="P3">Ohnmacht-Schwelle</text:p>
            </text:list-item>
          </text:list>
        </text:list-item>
      </text:list>
      <text:p text:style-name="Standard">Ein Charakter fällt in Ohnmacht, wenn er die Ohnmacht-Schwelle unterschreitet. Diese ergibt sich aus den („Maximalen Lebenspunkten“ / 100) – (Willenskraft / 5). Dabei ist das Minimum immer 10.</text:p>
      <text:p text:style-name="Standard"><text:soft-page-break/>Erleidet ein Charakter Schaden in Höhe der 4fachen Ohnmacht-Schwelle wird dieser ebenfalls ohnmächtig und benötigt medizinische Hilfe, um wieder aktive agieren zu können. Ein ohnmächtiger Charakter kann nicht handeln. </text:p>
      <text:list xml:id="list153455313532071" text:continue-numbering="true" text:style-name="WWNum3">
        <text:list-item>
          <text:list>
            <text:list-item>
              <text:p text:style-name="P3">Lebenspunkte</text:p>
            </text:list-item>
          </text:list>
        </text:list-item>
      </text:list>
      <text:p text:style-name="Standard">Standardmäßig hat jeder Charakter 100 Lebenspunkte. </text:p>
      <text:p text:style-name="Standard">Gibt den aktuellen Zustand des Charakters wieder. Fallen diese unterhalb der Ohnmacht-Schwelle wird der Charakter Ohnmächtig und benötigt medizinische Hilfe. Sinken diese auf 0, stirbt der Charakter.</text:p>
      <text:list xml:id="list153453899321598" text:continue-numbering="true" text:style-name="WWNum3">
        <text:list-item>
          <text:list>
            <text:list-item>
              <text:list>
                <text:list-item>
                  <text:p text:style-name="P3">Verbesserungen</text:p>
                </text:list-item>
              </text:list>
            </text:list-item>
          </text:list>
        </text:list-item>
      </text:list>
      <text:p text:style-name="P4">Lebenspunkte können während der Charaktererstellung erhöht werden. <text:line-break/>Dabei kostet jeder Punkt über 100 je 1 Erfahrungspunkt.</text:p>
      <text:p text:style-name="P4">Das heißt, die Erhöhung von 100 auf 101 kostet 1 Punkt wo hingegen die Erhöhung von 110 auf 111 ganze 11 Erfahrungspunkte kostet.</text:p>
      <text:list xml:id="list153453711835933" text:continue-numbering="true" text:style-name="WWNum3">
        <text:list-item>
          <text:list>
            <text:list-item>
              <text:p text:style-name="P3">Initiative</text:p>
            </text:list-item>
          </text:list>
        </text:list-item>
      </text:list>
      <text:p text:style-name="Standard">Vor allem im Kampfgeschehen wichtig bestimmt die Initiative die Reihenfolge im Kampf. Um diesen zu bestimmen wird vor dem Kampf ein W100 geworfen und die Geschicklichkeit addiert.</text:p>
      <text:list xml:id="list153455010356807" text:continue-numbering="true" text:style-name="WWNum3">
        <text:list-item>
          <text:list>
            <text:list-item>
              <text:p text:style-name="P3">Eigenschaft-Punkte</text:p>
            </text:list-item>
          </text:list>
        </text:list-item>
      </text:list>
      <text:p text:style-name="Standard">Hat eine Fähigkeit mehr als 30 Punkte gilt diese Fähigkeit als Lehrlingsfähigkeit. Durch den Lehrlingsstatus erhält der Charakter für diese Fähigkeit 3 Eigenschaft-Punkte. Wird eine Fähigkeit sogar auf größer gleich 70 gesteigert so gilt sie als gemeistert und der Charakter erhält 5 weitere Eigenschaft-Punkte. Somit dann insgesamt 8.</text:p>
      <text:p text:style-name="Standard">Eigenschaft-Punkte können bei der Charaktererstellung zum steigern von Eigenschaften verwendet werden.</text:p>
      <text:list xml:id="list153454044453532" text:continue-numbering="true" text:style-name="WWNum3">
        <text:list-item>
          <text:list>
            <text:list-item>
              <text:p text:style-name="P3">Eigenschaften</text:p>
            </text:list-item>
          </text:list>
        </text:list-item>
      </text:list>
      <text:p text:style-name="Standard">Eigenschaften bilden den Grundstein eines Charakters und bestimmen die allgemeine Beschaffenheit eines solchen.</text:p>
      <text:p text:style-name="Standard">Die Basis für jede Eigenschaft ist 25.</text:p>
      <text:list xml:id="list153455274316433" text:continue-numbering="true" text:style-name="WWNum3">
        <text:list-item>
          <text:list>
            <text:list-item>
              <text:list>
                <text:list-item>
                  <text:p text:style-name="P3">Steigern</text:p>
                </text:list-item>
              </text:list>
            </text:list-item>
          </text:list>
        </text:list-item>
      </text:list>
      <text:p text:style-name="List_20_Paragraph">Die einzelnen Eigenschaften können bei der Charaktererstellung gesteigert werden. Dabei kostet jede Steigerung pro Punkt über 25 je 5 Erfahrungspunkte.</text:p>
      <text:p text:style-name="List_20_Paragraph"/>
      <text:p text:style-name="List_20_Paragraph">Beispiel:<text:line-break/>Eine Steigerung von 25 auf 26 kostet demnach 5 Erfahrungspunkte. Eine Steigerung von 30 auf 31 hingegen (31 – 25 = 6 * 5) 30 Erfahrungspunkte.</text:p>
      <text:p text:style-name="List_20_Paragraph"/>
      <text:p text:style-name="List_20_Paragraph">Zu beachten:</text:p>
      <text:p text:style-name="List_20_Paragraph">Wurde eine Eigenschaft mittels Eigenschaft-Punkte erhöht so müssen diese vorher abgezogen werden. Wurde z.B. Stärke mittels Eigenschaft-Punkte von 25 auf 30 angehoben, würde dies trotzdem eine Steigerung von 1, also von 25 auf 26 bedeuten und nur 5 Erfahrungspunkte kosten.</text:p>
      <text:p text:style-name="List_20_Paragraph"/>
      <text:list xml:id="list153455776017889" text:continue-numbering="true" text:style-name="WWNum3">
        <text:list-item>
          <text:list>
            <text:list-item>
              <text:list>
                <text:list-item>
                  <text:p text:style-name="P3"><text:soft-page-break/>Steigerung mit Eigenschaft-Punkte</text:p>
                </text:list-item>
              </text:list>
            </text:list-item>
          </text:list>
        </text:list-item>
      </text:list>
      <text:p text:style-name="List_20_Paragraph">Eigenschaften können auch mittels Eigenschaft-Punkte erhöht werden.</text:p>
      <text:p text:style-name="List_20_Paragraph">Dabei kostet jede Erhöhung immer 1 Punk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itle" style:family="paragraph" style:parent-style-name="Standard" style:next-style-name="Standard" style:default-outline-level=""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Default_20_Paragraph_20_Font" style:display-name="Default Paragraph Font" style:family="text"/>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Times New Roman" style:font-family-complex="'Times New Roman'" style:font-family-generic-complex="system" style:font-pitch-complex="variable" style:font-size-complex="2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format="1">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format="1">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format="1">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format="1">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style:list-level-properties text:list-level-position-and-space-mode="label-alignment">
          <style:list-level-label-alignment text:label-followed-by="listtab" fo:text-indent="-2.54cm" fo:margin-left="2.5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ennis Trautmann</meta:initial-creator>
    <dc:creator>Dennis Trautmann</dc:creator>
    <meta:editing-cycles>6</meta:editing-cycles>
    <meta:creation-date>2021-10-26T08:30:00</meta:creation-date>
    <dc:date>2021-10-26T14:04:00</dc:date>
    <meta:editing-duration>P0D</meta:editing-duration>
    <meta:generator>LibreOffice/7.2.2.2$Windows_X86_64 LibreOffice_project/02b2acce88a210515b4a5bb2e46cbfb63fe97d56</meta:generator>
    <meta:document-statistic meta:table-count="0" meta:image-count="0" meta:object-count="0" meta:page-count="5" meta:paragraph-count="84" meta:word-count="1264" meta:character-count="8999" meta:non-whitespace-character-count="7841"/>
    <meta:user-defined meta:name="AppVersion">16.0000</meta:user-defined>
    <meta:template xlink:type="simple" xlink:actuate="onRequest" xlink:title="Normal.dotm" xlink:href=""/>
  </office:meta>
</office:document-meta>
</file>